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2.185cm" svg:height="7.406cm" svg:x="0.156cm" svg:y="0.2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.051cm" svg:height="1.27cm" svg:x="21.539cm" svg:y="3.265cm">
          <text:p text:style-name="P1"><text:span text:style-name="T1">8 mm</text:span></text:p>
          <text:p text:style-name="P1"><text:span text:style-name="T1">12 mm</text:span></text:p>
          <text:p text:style-name="P1"><text:span text:style-name="T1">16 m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ache-Francisco </meta:initial-creator>
    <meta:creation-date>2011-01-24T18:56:10</meta:creation-date>
    <dc:date>2011-11-29T19:10:45</dc:date>
    <dc:creator>Marache-Francisco </dc:creator>
    <meta:editing-duration>PT00H04M03S</meta:editing-duration>
    <meta:editing-cycles>3</meta:editing-cycles>
    <meta:generator>OpenOffice.org/3.1$Unix OpenOffice.org_project/310m19$Build-9420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13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186cm" svg:height="7.407cm" chart:class="chart:scatter" chart:style-name="ch1">
        <chart:title svg:x="10.128cm" svg:y="0.148cm" chart:style-name="ch2">
          <text:p>Poumons</text:p>
        </chart:title>
        <chart:legend chart:legend-position="end" svg:x="20.915cm" svg:y="3.066cm" chart:style-name="ch3"/>
        <chart:plot-area chart:style-name="ch4" chart:data-source-has-labels="both" svg:x="0.685cm" svg:y="0.805cm" svg:width="19.788cm" svg:height="6.359cm">
          <chart:axis chart:dimension="x" chart:name="primary-x" chart:style-name="ch5">
            <chart:title svg:x="10.133cm" svg:y="6.73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44cm" svg:y="5.547cm" chart:style-name="ch8">
              <text:p>Probabilité de Détection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